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33.8cm" svg:height="7.847cm" svg:x="7.1cm" svg:y="27.4cm">
          <draw:text-box>
            <text:p text:style-name="P1"><text:span text:style-name="T1">Oswaldo Santos Baquero</text:span></text:p>
            <text:p text:style-name="P1"><text:span text:style-name="T2">Laboratório de Epidemiologia e Estatística</text:span></text:p>
            <text:p text:style-name="P1"><text:span text:style-name="T2">Departamento de Medicina Veterinária Preventiva e Saúde Animal</text:span></text:p>
            <text:p text:style-name="P1"><text:span text:style-name="T2">Faculdade de Medicina Veterinária e Zootecnia</text:span></text:p>
            <text:p text:style-name="P1"><text:span text:style-name="T2">Universidade de São Paulo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6-10-13T16:10:19.871025568</dc:date>
    <meta:editing-duration>PT18M4S</meta:editing-duration>
    <meta:editing-cycles>10</meta:editing-cycles>
    <meta:generator>LibreOffice/4.4.5.2$Linux_X86_64 LibreOffice_project/a22f674fd25a3b6f45bdebf25400ed2adff0ff99</meta:generator>
    <meta:document-statistic meta:object-count="24"/>
  </office:meta>
</office:document-meta>
</file>